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adb" officeooo:paragraph-rsid="0015dadb"/>
    </style:style>
    <style:style style:name="P2" style:family="paragraph" style:parent-style-name="Standard">
      <style:text-properties officeooo:rsid="0015e109" officeooo:paragraph-rsid="0015e109"/>
    </style:style>
    <style:style style:name="P3" style:family="paragraph" style:parent-style-name="Standard">
      <style:text-properties officeooo:rsid="0015e109" officeooo:paragraph-rsid="001b5d64"/>
    </style:style>
    <style:style style:name="P4" style:family="paragraph" style:parent-style-name="Standard">
      <style:text-properties officeooo:rsid="001e8ffa" officeooo:paragraph-rsid="001abce2"/>
    </style:style>
    <style:style style:name="P5" style:family="paragraph" style:parent-style-name="Standard">
      <style:text-properties officeooo:rsid="001e8ffa" officeooo:paragraph-rsid="001b17eb"/>
    </style:style>
    <style:style style:name="P6" style:family="paragraph" style:parent-style-name="Standard">
      <style:text-properties officeooo:rsid="001abce2" officeooo:paragraph-rsid="001abce2"/>
    </style:style>
    <style:style style:name="P7" style:family="paragraph" style:parent-style-name="Standard">
      <style:text-properties officeooo:rsid="001abce2" officeooo:paragraph-rsid="001b17eb"/>
    </style:style>
    <style:style style:name="P8" style:family="paragraph" style:parent-style-name="Standard">
      <style:text-properties officeooo:rsid="001abce2" officeooo:paragraph-rsid="001b5d64"/>
    </style:style>
    <style:style style:name="T1" style:family="text">
      <style:text-properties officeooo:rsid="00179a47"/>
    </style:style>
    <style:style style:name="T2" style:family="text">
      <style:text-properties officeooo:rsid="0015dadb"/>
    </style:style>
    <style:style style:name="T3" style:family="text">
      <style:text-properties officeooo:rsid="001abce2"/>
    </style:style>
    <style:style style:name="T4" style:family="text">
      <style:text-properties officeooo:rsid="001e8ffa"/>
    </style:style>
    <style:style style:name="T5" style:family="text">
      <style:text-properties officeooo:rsid="001b17eb"/>
    </style:style>
    <style:style style:name="T6" style:family="text">
      <style:text-properties officeooo:rsid="001b5d64"/>
    </style:style>
    <style:style style:name="T7" style:family="text">
      <style:text-properties officeooo:rsid="001c8ce3"/>
    </style:style>
    <style:style style:name="T8" style:family="text">
      <style:text-properties officeooo:rsid="001cd5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</text:p>
      <text:p text:style-name="P1">Оппл на высоком холме сидит и смотрит на Луну.</text:p>
      <text:p text:style-name="P1">*****</text:p>
      <text:p text:style-name="P4">*К нему подходит единорог Eclipsedream <text:span text:style-name="T2">со значком полной луны на груди</text:span>*</text:p>
      <text:p text:style-name="P4">Eclipsedream: <text:span text:style-name="T3">Какое прекрасное место </text:span><text:span text:style-name="T5">и время</text:span><text:span text:style-name="T3">, для наблюдения Луны.</text:span></text:p>
      <text:p text:style-name="P6">Оппл: Ага. </text:p>
      <text:p text:style-name="P6">*Оппла привлёк артефакт на шее у <text:span text:style-name="T4">Eclipsedream</text:span>*</text:p>
      <text:p text:style-name="P5">Eclipsedream: <text:span text:style-name="T5">Оооо, я вижу в вас эстета! Этот артефакт обладает интересным свойством. Он помогает полностью выспаться, спя при этом пару часов. </text:span></text:p>
      <text:p text:style-name="P5">*Eclipsedream <text:span text:style-name="T5">поворачивается к Луне</text:span>*</text:p>
      <text:p text:style-name="P5">Eclipsedream: <text:span text:style-name="T5">Когда-то я также пытался ночами напролёт наблюдать за Луной, но обязанности всегда требовали раннего присутствия. И ко мне также как и сейчас я к вам, подлетел грифон. Я сперва хотел было поверить глупым предрасудкам по отношению к грифонам, но меня так же привлёк этот артефакт на её шее. И слово за словом, она выслушав мою печаль – подарила этот артефакт.</text:span></text:p>
      <text:p text:style-name="P7">Оппл: <text:span text:style-name="T5">Правда?</text:span></text:p>
      <text:p text:style-name="P8"><text:span text:style-name="T4">Eclipsedream</text:span>: <text:span text:style-name="T6">Я никогда не забуду той ночи, да и всех других ночей, что я провёл не спя под Луной. А знаешь, я готов продолжить, её дело… </text:span></text:p>
      <text:p text:style-name="P8">Оппл: <text:span text:style-name="T6">мм</text:span>?</text:p>
      <text:p text:style-name="P8"><text:span text:style-name="T4">Eclipsedream</text:span>: <text:span text:style-name="T6">Примешь ли ты этот артефакт?</text:span></text:p>
      <text:p text:style-name="P2">^</text:p>
      <text:p text:style-name="P2">Выбор игрока:</text:p>
      <text:p text:style-name="P3">Принять <text:span text:style-name="T6">артефакт</text:span><text:span text:style-name="T1"> – ChildsOfNight root</text:span></text:p>
      <text:p text:style-name="P3">Отказаться от <text:span text:style-name="T6">артефакта</text:span> – Neutral root</text:p>
      <text:p text:style-name="P2">^</text:p>
      <text:p text:style-name="P2"/>
      <text:p text:style-name="P2">%%<text:span text:style-name="T6">Принятие артефакта</text:span>%%</text:p>
      <text:p text:style-name="P8">Оппл: <text:span text:style-name="T6">Принимаю!</text:span></text:p>
      <text:p text:style-name="P8">*<text:span text:style-name="T6">Артефакт неожиданно летит к Опплу и его глаза закрываются и тот падает на землю</text:span>*</text:p>
      <text:p text:style-name="P8"><text:span text:style-name="T4">Eclipsedream</text:span>: *<text:span text:style-name="T6">говорит слоган детей ночи, придумать его или подсмотреть</text:span>*</text:p>
      <text:p text:style-name="P8"/>
      <text:p text:style-name="P3">%%<text:span text:style-name="T6">Отказ от артефакта</text:span>%%</text:p>
      <text:p text:style-name="P8">Оппл: <text:span text:style-name="T6">Нет</text:span></text:p>
      <text:p text:style-name="P8">*<text:span text:style-name="T6">В это мгновение </text:span><text:span text:style-name="T4">Eclipsedream </text:span><text:span text:style-name="T6">исчез</text:span>*</text:p>
      <text:p text:style-name="P8">Оппл: <text:span text:style-name="T7">Куда</text:span><text:span text:style-name="T6"> он… Нет, почему я </text:span><text:span text:style-name="T8">вообще </text:span><text:span text:style-name="T6">думал о том, чтобы взять неизвестный артефакт от незнакомца?</text:span></text:p>
      <text:p text:style-name="Standard">**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24.2.7.2$Linux_X86_64 LibreOffice_project/420$Build-2</meta:generator>
    <dc:date>2026-01-21T21:01:08.643349183</dc:date>
    <meta:editing-duration>PT31M13S</meta:editing-duration>
    <meta:editing-cycles>10</meta:editing-cycles>
    <meta:document-statistic meta:table-count="0" meta:image-count="0" meta:object-count="0" meta:page-count="1" meta:paragraph-count="28" meta:word-count="228" meta:character-count="1452" meta:non-whitespace-character-count="1246"/>
  </office:meta>
</office:document-meta>
</file>